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586381440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1586382128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1586357648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1586269424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586381440"/><text:change-start text:change-id="ct1586382128"/>Introduction</text:h>
      <text:h text:style-name="Heading_20_1" text:outline-level="1">Annotations to the Standard</text:h>
      <text:h text:style-name="Heading_20_2" text:outline-level="2">Introduction (Informative)</text:h>
      <text:h text:style-name="Heading_20_2" text:outline-level="2">Intended Use</text:h>
      <text:h text:style-name="Heading_20_2" text:outline-level="2">Reference and Context<text:change-end text:change-id="ct1586382128"/>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1586357648"/></text:h>
      <text:h text:style-name="Heading_20_2" text:outline-level="2">Subsection Title</text:h>
      <text:h text:style-name="Heading_20_3" text:outline-level="3">Sub-subsection Title<text:change-end text:change-id="ct1586357648"/></text:h>
      <text:p text:style-name="Standard">Praesent gravida pulvinar vehicula. Vivamus eu nisl eget sem rutrum suscipit id a magna. Integer id ante odio. </text:p>
      <text:list xml:id="list1551150583" text:style-name="L1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<text:change-start text:change-id="ct1586269424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158626942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58636873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58636886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586368736"/><text:change-start text:change-id="ct1586368864"/>OpenLCB-CAN Praesent Gravida Standard or Technical Note<text:change-end text:change-id="ct1586368864"/></text:p>
      </style:header>
      <style:footer>
        <text:tracked-changes>
          <text:changed-region text:id="ct1586362656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58636275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58637446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586362656"/><text:change-start text:change-id="ct1586362752"/><text:span text:style-name="MT2">Copyright 2010, by J. Day, D. Harris, B. Jacobsen, and A. Shepherd</text:span><text:change-end text:change-id="ct1586362752"/><text:change text:change-id="ct158637446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4:18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586387264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5863861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8638446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1586384624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1586385040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5863903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586390512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58639060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586387264"/><text:change-start text:change-id="ct1586386160"/>OpenLCB <text:change-end text:change-id="ct1586386160"/><text:change-start text:change-id="ct1586384464"/>Technical Note<text:change-end text:change-id="ct15863844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-start text:change-id="ct1586384624"/>(title)<text:change-end text:change-id="ct158638462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586385040"/><text:change-start text:change-id="ct1586390384"/><text:date style:data-style-name="N37" text:date-value="2010-10-08T17:19:56" text:fixed="true">10/08/10</text:date><text:change-end text:change-id="ct1586390384"/></text:p>
            </table:table-cell>
            <table:table-cell table:style-name="Table1.C1" office:value-type="string">
              <text:p text:style-name="MP9"><text:change text:change-id="ct1586390512"/><text:change-start text:change-id="ct1586390608"/>Preliminary<text:change-end text:change-id="ct1586390608"/></text:p>
            </table:table-cell>
          </table:table-row>
        </table:table>
        <text:p text:style-name="Header"/>
      </style:header>
      <style:footer>
        <text:tracked-changes>
          <text:changed-region text:id="ct1346304912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53006078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584985776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346304912"/><text:change-start text:change-id="ct1530060784"/><text:span text:style-name="MT4">10</text:span><text:change-end text:change-id="ct1530060784"/><text:span text:style-name="MT4">, by J. Day, D. Harris, B. Jacobsen, </text:span><text:change text:change-id="ct1584985776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4:18.99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52</meta:editing-cycles>
    <meta:editing-duration>PT11H38M52S</meta:editing-duration>
    <meta:generator>OpenOffice.org/3.2$Unix OpenOffice.org_project/320m18$Build-9502</meta:generator>
    <dc:date>2010-10-10T17:24:18</dc:date>
    <dc:creator>Bob Jacobsen</dc:creator>
    <meta:document-statistic meta:table-count="1" meta:image-count="1" meta:object-count="0" meta:page-count="2" meta:paragraph-count="40" meta:word-count="352" meta:character-count="2459"/>
    <meta:user-defined meta:name="Info 1"/>
    <meta:user-defined meta:name="Info 2"/>
    <meta:user-defined meta:name="Info 3"/>
    <meta:user-defined meta:name="Info 4"/>
  </office:meta>
</office:document-meta>
</file>